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X13</text:p>
      <text:p text:style-name="Standard">Lab 3</text:p>
      <text:p text:style-name="Standard">Bash</text:p>
      <text:p text:style-name="Standard">Jonatan Nilsson</text:p>
      <text:p text:style-name="Standard">2013-12-12</text:p>
      <text:p text:style-name="Standard"/>
      <text:p text:style-name="P1">1, </text:p>
      <text:p text:style-name="P2"/>
      <text:p text:style-name="P2">read -p "say number 1?" tal1 </text:p>
      <text:p text:style-name="P2">read -p "say number 2?" tal2 </text:p>
      <text:p text:style-name="P2"/>
      <text:p text:style-name="P2">if [ $tal1 -eq $tal2 ];then </text:p>
      <text:p text:style-name="P2"><text:s text:c="4"/>echo "$tal1 är lika med $tal2" </text:p>
      <text:p text:style-name="P2">else </text:p>
      <text:p text:style-name="P2"><text:s text:c="3"/>echo "$tal1 är inte lika med $tal2" </text:p>
      <text:p text:style-name="P2">fi </text:p>
      <text:p text:style-name="P2"/>
      <text:p text:style-name="P2">if [ $tal1 -lt $tal2 ]; then </text:p>
      <text:p text:style-name="P2"><text:s text:c="3"/>echo "$tal1 är mindre än $tal2" </text:p>
      <text:p text:style-name="P2"/>
      <text:p text:style-name="P2">elif [ $tal1 -gt $tal2 ];then </text:p>
      <text:p text:style-name="P2"><text:s text:c="4"/>echo "$tal1 är större än $tal2" </text:p>
      <text:p text:style-name="P2"/>
      <text:p text:style-name="P2">fi </text:p>
      <text:p text:style-name="P2">exit 0</text:p>
      <text:p text:style-name="P2"/>
      <text:p text:style-name="P2"/>
      <text:p text:style-name="P2"/>
      <text:p text:style-name="P2"/>
      <text:p text:style-name="P1">2, </text:p>
      <text:p text:style-name="P2"><text:s/></text:p>
      <text:p text:style-name="P2">#!/bin/bash</text:p>
      <text:p text:style-name="P2"></text:p>
      <text:p text:style-name="P2">if [ ! -e ./recept.txt ]; then</text:p>
      <text:p text:style-name="P2"><text:s text:c="4"/>echo "Filen finns inte."</text:p>
      <text:p text:style-name="P2"><text:s text:c="4"/>exit 1</text:p>
      <text:p text:style-name="P2"></text:p>
      <text:p text:style-name="P2">elif [ ! -r ./recept.txt ]; then</text:p>
      <text:p text:style-name="P2"><text:s text:c="4"/>echo "Filen är inte läsbar."</text:p>
      <text:p text:style-name="P2"><text:s text:c="4"/>exit 1</text:p>
      <text:p text:style-name="P2"></text:p>
      <text:p text:style-name="P2">elif [ ! -w ./recept.txt ]; then</text:p>
      <text:p text:style-name="P2"><text:s text:c="4"/>echo "Filen kan inte skrivas till"</text:p>
      <text:p text:style-name="P2"></text:p>
      <text:p text:style-name="P2">else</text:p>
      <text:p text:style-name="P2"><text:s text:c="4"/>vim recept.txt</text:p>
      <text:p text:style-name="P2"></text:p>
      <text:p text:style-name="P2">fi</text:p>
      <text:p text:style-name="P2"><text:s text:c="4"/>exit 1</text:p>
      <text:p text:style-name="P2"><text:soft-page-break/></text:p>
      <text:p text:style-name="P2"/>
      <text:p text:style-name="P1">3,</text:p>
      <text:p text:style-name="P2">#!/bin/bash </text:p>
      <text:p text:style-name="P2"/>
      <text:p text:style-name="P2">read -p "Skriv ett tal mellan 1-10" tal </text:p>
      <text:p text:style-name="P2"/>
      <text:p text:style-name="P2">if [ $tal -lt 11 -a $tal -gt 0 ]; then </text:p>
      <text:p text:style-name="P2"><text:s text:c="4"/>echo "Bra jobbat" </text:p>
      <text:p text:style-name="P2">else </text:p>
      <text:p text:style-name="P2"><text:s text:c="4"/>echo "Är du knaaapp ÄLLÄR???" </text:p>
      <text:p text:style-name="P2"/>
      <text:p text:style-name="P2">fi </text:p>
      <text:p text:style-name="P2"/>
      <text:p text:style-name="P2"/>
      <text:p text:style-name="P1">4,</text:p>
      <text:p text:style-name="P1"/>
      <text:p text:style-name="P2">#!/bin/bash </text:p>
      <text:p text:style-name="P2"/>
      <text:p text:style-name="P2">fil=$1 </text:p>
      <text:p text:style-name="P2"/>
      <text:p text:style-name="P2">if [ -b $1 ]; then </text:p>
      <text:p text:style-name="P2"><text:s text:c="4"/>echo "$1 är en block device" </text:p>
      <text:p text:style-name="P2"/>
      <text:p text:style-name="P2">elif [ -d $1 ]; then </text:p>
      <text:p text:style-name="P2"><text:s text:c="4"/>echo "$1 är en katalog" </text:p>
      <text:p text:style-name="P2"/>
      <text:p text:style-name="P2">elif [ -L $1 ]; then </text:p>
      <text:p text:style-name="P2"><text:s text:c="4"/>echo "$1 är tydligen en länk" </text:p>
      <text:p text:style-name="P2"/>
      <text:p text:style-name="P2">elif [ -f $1 ]; then </text:p>
      <text:p text:style-name="P2"><text:s text:c="4"/>echo "$1 filen är en vanlig fil" </text:p>
      <text:p text:style-name="P2"/>
      <text:p text:style-name="P2">else </text:p>
      <text:p text:style-name="P2"><text:s text:c="4"/>echo "$1 Är något som jag inte känner igen" </text:p>
      <text:p text:style-name="P2">fi </text:p>
      <text:p text:style-name="P2">exit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3:37:05</meta:creation-date>
    <dc:date>2013-12-13T13:34:23</dc:date>
    <meta:editing-duration>PT1H38M4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62" meta:word-count="212" meta:character-count="1080" meta:non-whitespace-character-count="802"/>
  </office:meta>
</office:document-meta>
</file>